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6c165" officeooo:paragraph-rsid="0006c165" style:font-weight-asian="bold" style:font-weight-complex="bold"/>
    </style:style>
    <style:style style:name="P2" style:family="paragraph" style:parent-style-name="Standard">
      <style:text-properties fo:font-weight="bold" officeooo:rsid="00085a56" officeooo:paragraph-rsid="00085a56" style:font-weight-asian="bold" style:font-weight-complex="bold"/>
    </style:style>
    <style:style style:name="P3" style:family="paragraph" style:parent-style-name="Standard">
      <style:text-properties fo:font-weight="bold" officeooo:rsid="00085a56" officeooo:paragraph-rsid="000c1667" style:font-weight-asian="bold" style:font-weight-complex="bold"/>
    </style:style>
    <style:style style:name="P4" style:family="paragraph" style:parent-style-name="Standard">
      <style:text-properties fo:font-weight="bold" officeooo:rsid="000f01e5" officeooo:paragraph-rsid="000f01e5" style:font-weight-asian="bold" style:font-weight-complex="bold"/>
    </style:style>
    <style:style style:name="P5" style:family="paragraph" style:parent-style-name="Standard">
      <style:paragraph-properties fo:text-align="center" style:justify-single-word="false"/>
      <style:text-properties fo:font-size="14pt" fo:font-weight="bold" officeooo:rsid="0006c165" officeooo:paragraph-rsid="0006c165" style:font-size-asian="12.25pt" style:font-weight-asian="bold" style:font-size-complex="14pt" style:font-weight-complex="bold"/>
    </style:style>
    <style:style style:name="P6" style:family="paragraph" style:parent-style-name="Standard">
      <style:text-properties officeooo:rsid="0006c165" officeooo:paragraph-rsid="0006c165"/>
    </style:style>
    <style:style style:name="P7" style:family="paragraph" style:parent-style-name="Standard">
      <style:text-properties officeooo:rsid="0006c165" officeooo:paragraph-rsid="000c1667"/>
    </style:style>
    <style:style style:name="P8" style:family="paragraph" style:parent-style-name="Standard">
      <style:text-properties officeooo:rsid="00085a56" officeooo:paragraph-rsid="00085a56"/>
    </style:style>
    <style:style style:name="P9" style:family="paragraph" style:parent-style-name="Standard">
      <style:text-properties officeooo:rsid="000a153b" officeooo:paragraph-rsid="000a153b"/>
    </style:style>
    <style:style style:name="P10" style:family="paragraph" style:parent-style-name="Standard">
      <style:text-properties officeooo:rsid="000a153b" officeooo:paragraph-rsid="000cb4a4"/>
    </style:style>
    <style:style style:name="P11" style:family="paragraph" style:parent-style-name="Standard">
      <style:text-properties officeooo:paragraph-rsid="0006c165"/>
    </style:style>
    <style:style style:name="P12" style:family="paragraph" style:parent-style-name="Standard">
      <style:text-properties officeooo:paragraph-rsid="000c1667"/>
    </style:style>
    <style:style style:name="P13" style:family="paragraph" style:parent-style-name="Standard">
      <style:text-properties officeooo:rsid="000cb4a4" officeooo:paragraph-rsid="000cb4a4"/>
    </style:style>
    <style:style style:name="P14" style:family="paragraph" style:parent-style-name="Standard">
      <style:text-properties officeooo:rsid="000cb4a4" officeooo:paragraph-rsid="000d4d7a"/>
    </style:style>
    <style:style style:name="P15" style:family="paragraph" style:parent-style-name="Standard">
      <style:text-properties officeooo:paragraph-rsid="000d4d7a"/>
    </style:style>
    <style:style style:name="P16" style:family="paragraph" style:parent-style-name="Standard">
      <style:text-properties officeooo:rsid="000f01e5" officeooo:paragraph-rsid="000f01e5"/>
    </style:style>
    <style:style style:name="P17" style:family="paragraph" style:parent-style-name="Standard">
      <style:text-properties officeooo:rsid="000d4d7a" officeooo:paragraph-rsid="000d4d7a"/>
    </style:style>
    <style:style style:name="P18" style:family="paragraph" style:parent-style-name="Standard">
      <style:text-properties officeooo:rsid="00120ddb" officeooo:paragraph-rsid="00120ddb"/>
    </style:style>
    <style:style style:name="P19" style:family="paragraph" style:parent-style-name="Standard">
      <style:text-properties officeooo:rsid="00129612" officeooo:paragraph-rsid="00129612"/>
    </style:style>
    <style:style style:name="P20" style:family="paragraph" style:parent-style-name="Standard">
      <style:text-properties officeooo:rsid="00173e80" officeooo:paragraph-rsid="00173e80"/>
    </style:style>
    <style:style style:name="P21" style:family="paragraph" style:parent-style-name="Standard">
      <style:text-properties officeooo:rsid="00173e80" officeooo:paragraph-rsid="001e44de"/>
    </style:style>
    <style:style style:name="P22" style:family="paragraph" style:parent-style-name="Standard">
      <style:text-properties officeooo:rsid="00173e80" officeooo:paragraph-rsid="0021cf32"/>
    </style:style>
    <style:style style:name="P23" style:family="paragraph" style:parent-style-name="Standard">
      <style:text-properties officeooo:rsid="001bbe1f" officeooo:paragraph-rsid="001bbe1f"/>
    </style:style>
    <style:style style:name="P24" style:family="paragraph" style:parent-style-name="Standard">
      <style:text-properties officeooo:rsid="0021cf32" officeooo:paragraph-rsid="0021cf32"/>
    </style:style>
    <style:style style:name="P25" style:family="paragraph" style:parent-style-name="Standard">
      <style:paragraph-properties fo:break-before="page"/>
      <style:text-properties officeooo:rsid="00292a5b" officeooo:paragraph-rsid="00292a5b"/>
    </style:style>
    <style:style style:name="P26" style:family="paragraph" style:parent-style-name="Standard" style:list-style-name="L1">
      <style:text-properties officeooo:rsid="000a153b" officeooo:paragraph-rsid="000c1667"/>
    </style:style>
    <style:style style:name="P27" style:family="paragraph" style:parent-style-name="Standard" style:list-style-name="L1">
      <style:text-properties officeooo:rsid="0030e74b" officeooo:paragraph-rsid="0030e74b"/>
    </style:style>
    <style:style style:name="P28" style:family="paragraph" style:parent-style-name="Standard" style:list-style-name="L2">
      <style:text-properties officeooo:rsid="0030e74b" officeooo:paragraph-rsid="0030e74b"/>
    </style:style>
    <style:style style:name="P29" style:family="paragraph" style:parent-style-name="Standard" style:list-style-name="L1">
      <style:text-properties officeooo:rsid="000ab07e" officeooo:paragraph-rsid="000c1667"/>
    </style:style>
    <style:style style:name="P30" style:family="paragraph" style:parent-style-name="Standard" style:list-style-name="L1">
      <style:text-properties officeooo:rsid="001ca29a" officeooo:paragraph-rsid="001ca29a"/>
    </style:style>
    <style:style style:name="P31" style:family="paragraph" style:parent-style-name="Standard" style:list-style-name="L1">
      <style:text-properties officeooo:rsid="0027716d" officeooo:paragraph-rsid="0027716d"/>
    </style:style>
    <style:style style:name="P32" style:family="paragraph" style:parent-style-name="Standard" style:list-style-name="L1">
      <style:text-properties officeooo:rsid="001cf1b8" officeooo:paragraph-rsid="001cf1b8"/>
    </style:style>
    <style:style style:name="P33" style:family="paragraph" style:parent-style-name="Standard" style:list-style-name="L2">
      <style:text-properties officeooo:rsid="001cf1b8" officeooo:paragraph-rsid="00208797"/>
    </style:style>
    <style:style style:name="P34" style:family="paragraph" style:parent-style-name="Standard" style:list-style-name="L2">
      <style:text-properties officeooo:rsid="001cf1b8" officeooo:paragraph-rsid="001cf1b8"/>
    </style:style>
    <style:style style:name="P35" style:family="paragraph" style:parent-style-name="Standard" style:list-style-name="L2">
      <style:text-properties officeooo:rsid="001476fc" officeooo:paragraph-rsid="00208797"/>
    </style:style>
    <style:style style:name="P36" style:family="paragraph" style:parent-style-name="Standard" style:list-style-name="L2">
      <style:text-properties officeooo:rsid="001476fc" officeooo:paragraph-rsid="001476fc"/>
    </style:style>
    <style:style style:name="P37" style:family="paragraph" style:parent-style-name="Standard" style:list-style-name="L2">
      <style:text-properties officeooo:rsid="00129612" officeooo:paragraph-rsid="00129612"/>
    </style:style>
    <style:style style:name="P38" style:family="paragraph" style:parent-style-name="Standard" style:list-style-name="L2">
      <style:text-properties officeooo:rsid="00129612" officeooo:paragraph-rsid="002cedb8"/>
    </style:style>
    <style:style style:name="T1" style:family="text">
      <style:text-properties officeooo:rsid="00085a56"/>
    </style:style>
    <style:style style:name="T2" style:family="text">
      <style:text-properties officeooo:rsid="0009c655"/>
    </style:style>
    <style:style style:name="T3" style:family="text">
      <style:text-properties officeooo:rsid="000a153b"/>
    </style:style>
    <style:style style:name="T4" style:family="text">
      <style:text-properties officeooo:rsid="000c1667"/>
    </style:style>
    <style:style style:name="T5" style:family="text">
      <style:text-properties style:font-name="Liberation Serif" officeooo:rsid="000a153b"/>
    </style:style>
    <style:style style:name="T6" style:family="text">
      <style:text-properties officeooo:rsid="000d4d7a"/>
    </style:style>
    <style:style style:name="T7" style:family="text">
      <style:text-properties officeooo:rsid="000edd0e"/>
    </style:style>
    <style:style style:name="T8" style:family="text">
      <style:text-properties fo:font-weight="bold" style:font-weight-asian="bold" style:font-weight-complex="bold"/>
    </style:style>
    <style:style style:name="T9" style:family="text">
      <style:text-properties officeooo:rsid="0015e225"/>
    </style:style>
    <style:style style:name="T10" style:family="text">
      <style:text-properties officeooo:rsid="00193528"/>
    </style:style>
    <style:style style:name="T11" style:family="text">
      <style:text-properties officeooo:rsid="001bbe1f"/>
    </style:style>
    <style:style style:name="T12" style:family="text">
      <style:text-properties officeooo:rsid="001bd97f"/>
    </style:style>
    <style:style style:name="T13" style:family="text">
      <style:text-properties officeooo:rsid="001ca29a"/>
    </style:style>
    <style:style style:name="T14" style:family="text">
      <style:text-properties officeooo:rsid="001cf1b8"/>
    </style:style>
    <style:style style:name="T15" style:family="text">
      <style:text-properties officeooo:rsid="001dffcf"/>
    </style:style>
    <style:style style:name="T16" style:family="text">
      <style:text-properties officeooo:rsid="001ee4c7"/>
    </style:style>
    <style:style style:name="T17" style:family="text">
      <style:text-properties officeooo:rsid="0020321e"/>
    </style:style>
    <style:style style:name="T18" style:family="text">
      <style:text-properties officeooo:rsid="00208797"/>
    </style:style>
    <style:style style:name="T19" style:family="text">
      <style:text-properties officeooo:rsid="0022c3ba"/>
    </style:style>
    <style:style style:name="T20" style:family="text">
      <style:text-properties officeooo:rsid="0023d03e"/>
    </style:style>
    <style:style style:name="T21" style:family="text">
      <style:text-properties officeooo:rsid="0024449d"/>
    </style:style>
    <style:style style:name="T22" style:family="text">
      <style:text-properties officeooo:rsid="002cedb8"/>
    </style:style>
    <style:style style:name="T23" style:family="text">
      <style:text-properties officeooo:rsid="002d9e7e"/>
    </style:style>
    <style:style style:name="T24" style:family="text">
      <style:text-properties officeooo:rsid="002f3bdd"/>
    </style:style>
    <style:style style:name="T25" style:family="text">
      <style:text-properties officeooo:rsid="0032d29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he State Machine</text:p>
      <text:p text:style-name="P6"/>
      <text:p text:style-name="P23">The internet is “stateless” by design. <text:s/>It is up to the system designer to maintain state. <text:s/><text:span text:style-name="T12">So just w</text:span>hat is “state”? <text:s/><text:span text:style-name="T12">It is the mechanism that describes what has been done up to the given point so that processing can be resumed at that point when the user returns control back to the server.</text:span> <text:s/><text:span text:style-name="T12">In our system, processing state at any instant is held in the State object, usually referenced by the global variable $_STATE. <text:s/>The procedures for creating, administering, and using state objects are, collectively, the State Machine. The code is kept in the state.php module within the offline/lib directory and is manifested as a class called, appropriately, “STATE”.</text:span></text:p>
      <text:p text:style-name="P6"/>
      <text:p text:style-name="P1">The State stack:</text:p>
      <text:p text:style-name="P6">As processing proceeds, versions of the state are p<text:span text:style-name="T1">ushed o</text:span>nto <text:span text:style-name="T1">a</text:span> “stack” which is kept in the session as an ordered array of serialized state objects <text:span text:style-name="T3">(SSOs)</text:span>, $_SESSION[“STATE”]<text:span text:style-name="T16">[&lt;thread&gt;]</text:span>. <text:s/><text:span text:style-name="T3">When the client makes a request to the server, the latest state is pulled</text:span><text:span text:style-name="T5"><text:note text:id="ftn1" text:note-class="endnote"><text:note-citation text:label="1">1</text:note-citation><text:note-body><text:p text:style-name="P10"><text:s/>pulled: analgous to 'pop' <text:span text:style-name="T11">but</text:span> <text:span text:style-name="T4">without removing</text:span> the contents <text:span text:style-name="T11">from the array, ie. the array is unchanged</text:span>.</text:p></text:note-body></text:note></text:span><text:span text:style-name="T3"> from the stack.</text:span> <text:s/><text:span text:style-name="T20">Also, by unserializing the appropriate state object, processing can restart at any point, most commonly as a “goback”. <text:s/>Before the process returns to the user, the SSO is usually pushed onto the stack as a new entry.</text:span></text:p>
      <text:p text:style-name="P11"/>
      <text:p text:style-name="P2">Threads:</text:p>
      <text:p text:style-name="P8">It is sometimes useful to stay in one processing state but allow a “substate” to proceed. <text:s/>An example is the filling of and auditing of variables on a record change page <text:span text:style-name="T21">while the rest of the page remains unchanged</text:span>. <text:s/>A separate <text:span text:style-name="T2">named</text:span> stack called a “thread” <text:span text:style-name="T2">will serve the function. <text:s/>Actually, the main process is itself a thread called, appropriately, “_MAIN”. <text:s/>Our threads are now stored within the session as:</text:span></text:p>
      <text:p text:style-name="P8"><text:tab/><text:span text:style-name="T2">$_SESSION[“STATE”] = array(</text:span></text:p>
      <text:p text:style-name="P8"><text:tab/><text:tab/>“_<text:span text:style-name="T2">MAIN”<text:tab/>=&gt; array(&lt;stack of serialized state objects&gt;),</text:span></text:p>
      <text:p text:style-name="P8"><text:tab/><text:tab/>“<text:span text:style-name="T2">&lt;thread1&gt;”<text:tab/>=&gt; array(&lt;stack of serialized state objects&gt;),</text:span></text:p>
      <text:p text:style-name="P8"><text:tab/><text:tab/>“<text:span text:style-name="T2">&lt;thread2&gt;”<text:tab/>=&gt; array(&lt;stack of serialized state objects&gt;),</text:span></text:p>
      <text:p text:style-name="P8"><text:tab/><text:tab/>...</text:p>
      <text:p text:style-name="P8"><text:tab/><text:tab/><text:span text:style-name="T2">);</text:span></text:p>
      <text:p text:style-name="P18">Note that there will always be a “_MAIN” <text:span text:style-name="T17">($_SESSION[“STATE”][“_MAIN”])</text:span> thread and there will always be an SSO in that thread.</text:p>
      <text:p text:style-name="P7"/>
      <text:p text:style-name="P3">State properties:</text:p>
      <text:list xml:id="list4941344845190653829" text:style-name="L1">
        <text:list-item>
          <text:p text:style-name="P26"><text:span text:style-name="T13">status=&gt;defined constant</text:span>: <text:span text:style-name="T13">A constant known to the process to identify the process state; note that many processes assume the status to be an integer and that it increases as processing proceeds – violate this default behavior at your peril;</text:span></text:p>
        </text:list-item>
        <text:list-item>
          <text:p text:style-name="P27">init =&gt;<text:span text:style-name="T25">status</text:span>: The 'return to menu' status, ie no 'goback' button <text:span text:style-name="T25">at this status</text:span>;</text:p>
        </text:list-item>
        <text:list-item>
          <text:p text:style-name="P27">backup =&gt;<text:span text:style-name="T25">status</text:span>: Status to return to on a 'goback';</text:p>
        </text:list-item>
        <text:list-item>
          <text:p text:style-name="P26">position<text:span text:style-name="T4">=&gt;</text:span>0 rel <text:span text:style-name="T4">integer: T</text:span>he position in the stack array of the SSO; <text:span text:style-name="T21">starting with 0</text:span></text:p>
        </text:list-item>
        <text:list-item>
          <text:p text:style-name="P26">thread<text:span text:style-name="T4">=&gt;</text:span>string: <text:span text:style-name="T4">T</text:span>he name of this thread (default=”_MAIN”)</text:p>
        </text:list-item>
        <text:list-item>
          <text:p text:style-name="P29">child<text:span text:style-name="T4">=&gt;</text:span>string: <text:span text:style-name="T4">A</text:span>n operating subthread</text:p>
        </text:list-item>
        <text:list-item>
          <text:p text:style-name="P30">parent=&gt;string: The parent thread of an operating subthread</text:p>
        </text:list-item>
        <text:list-item>
          <text:p text:style-name="P31">Other properties dynamically added by the process</text:p>
        </text:list-item>
        <text:list-item>
          <text:p text:style-name="P32">Other properties for internal use or standard operating stuff</text:p>
        </text:list-item>
      </text:list>
      <text:p text:style-name="P12"/>
      <text:p text:style-name="P19"><text:span text:style-name="T8">State Methods</text:span>:</text:p>
      <text:list xml:id="list2539837184334778896" text:style-name="L2">
        <text:list-item>
          <text:p text:style-name="P35">__<text:span text:style-name="T17">construct($ID, $thread="_MAIN", $status=STATE::INIT): $ID should refer to the process ID as defined in offline/lib/staff.php</text:span></text:p>
        </text:list-item>
        <text:list-item>
          <text:p text:style-name="P36"><text:soft-page-break/>goback($count)=&gt;state object: 'pops' the last $count element(s) off the thread's stack then pulls and returns the new top-most; <text:span text:style-name="T14">will clean up a child thread if necessary</text:span></text:p>
        </text:list-item>
        <text:list-item>
          <text:p text:style-name="P28">loopback($status)=&gt;state object: 'pops' the stack until a state with $status found (or end of stack);</text:p>
        </text:list-item>
        <text:list-item>
          <text:p text:style-name="P37">push(): <text:span text:style-name="T14">Adds the SSO to the top of the stack</text:span></text:p>
        </text:list-item>
        <text:list-item>
          <text:p text:style-name="P37">replace(): <text:span text:style-name="T14">Replace the existing SSO at the stack position</text:span></text:p>
        </text:list-item>
        <text:list-item>
          <text:p text:style-name="P33">scion_start($child,$status<text:span text:style-name="T18">=STATE::INIT</text:span>)<text:span text:style-name="T15">=&gt;clone of existing state object</text:span>: <text:span text:style-name="T15">$child is the newthread name – an existing child of this name will be removed; $status is the initial status.</text:span></text:p>
        </text:list-item>
        <text:list-item>
          <text:p text:style-name="P33">scion_pull(<text:span text:style-name="T15">$generation=1</text:span>)<text:span text:style-name="T15">=&gt;state object</text:span>: <text:span text:style-name="T15">Pull the SSO off the stack without altering the stack; $generation can be used to get a child of a child, etc.</text:span></text:p>
        </text:list-item>
        <text:list-item>
          <text:p text:style-name="P34">Other methods for internal use</text:p>
        </text:list-item>
        <text:list-item>
          <text:p text:style-name="P38">STATE_pull($thread<text:span text:style-name="T22">="_MAIN"</text:span>,<text:span text:style-name="T15">$prior=0</text:span>)=&gt;state object: Actually not an object method but a standalone function to retrieve <text:span text:style-name="T15">an object </text:span>from the thread's stack. <text:s/>Once retrieved, all methods are within the object.<text:span text:style-name="T15"> <text:s/>Primary use is to get the most recent state when the process resumes. <text:s/>Also used to get a prior SSO, then update and replace it subsequent to a goback.</text:span></text:p>
        </text:list-item>
      </text:list>
      <text:p text:style-name="P12"/>
      <text:p text:style-name="P4">Creating:</text:p>
      <text:p text:style-name="P16">Since the state <text:span text:style-name="T9">machine</text:span> is both an object and the stack, creation must make both.</text:p>
      <text:p text:style-name="Standard"/>
      <text:p text:style-name="P20"><text:span text:style-name="T8">State Gate</text:span>:</text:p>
      <text:p text:style-name="P21"><text:span text:style-name="T10">How to determine state within a page... <text:s/></text:span>Every processing page has a State Gate implemented as a php 'switch' statement with each switch 'case' containing the code for a given state 'status'.</text:p>
      <text:p text:style-name="P21"/>
      <text:p text:style-name="P24">More typically, however, the code looks like:</text:p>
      <text:p text:style-name="P24"><text:tab/>while (1==1) { switch ($_STATE-&gt;status) {</text:p>
      <text:p text:style-name="P24"><text:tab/>case A:</text:p>
      <text:p text:style-name="P24"><text:tab/><text:tab/>&lt;code&gt;</text:p>
      <text:p text:style-name="P24"><text:tab/><text:tab/>break n;</text:p>
      <text:p text:style-name="P24"><text:tab/>case B:</text:p>
      <text:p text:style-name="P24"><text:tab/><text:tab/>&lt;code&gt;</text:p>
      <text:p text:style-name="P24"><text:tab/><text:tab/>break n</text:p>
      <text:p text:style-name="P24"><text:tab/>case ….</text:p>
      <text:p text:style-name="P24"><text:tab/>}}</text:p>
      <text:p text:style-name="P24"><text:tab/><text:span text:style-name="T23">continuing….</text:span></text:p>
      <text:p text:style-name="P24">If the n==2 in 'break n', then the result is a break out of both the 'switch' and the 'while', ie. processing continues <text:span text:style-name="T19">at the bottom</text:span>. <text:s/>If the n==1, processing breaks out of the 'switch' but stays in the 'while', ie. we go <text:span text:style-name="T24">back through the switch</text:span> again allowing a 'jump' within the state gate <text:span text:style-name="T19">by pre-setting the status to the case to jump to</text:span>. <text:s/>Without a 'break' the process will, of course, fall thr<text:span text:style-name="T19">o</text:span>u<text:span text:style-name="T19">gh</text:span> into the next 'case'.</text:p>
      <text:p text:style-name="P22"/>
      <text:p text:style-name="P20"/>
      <text:p text:style-name="P20"/>
      <text:p text:style-name="P20"/>
      <text:p text:style-name="P20"/>
      <text:p text:style-name="P20"/>
      <text:p text:style-name="P25">An attempt at a flow chart:</text:p>
      <text:p text:style-name="P13"/>
      <text:p text:style-name="P13">SERVER<text:tab/><text:tab/><text:span text:style-name="T6">Executive</text:span><text:tab/><text:tab/><text:tab/>CLIENT</text:p>
      <text:p text:style-name="P13"/>
      <text:p text:style-name="P13"><text:tab/><text:tab/><text:tab/>create state, <text:span text:style-name="T7">position 0</text:span></text:p>
      <text:p text:style-name="P13"><text:tab/><text:tab/><text:tab/>|</text:p>
      <text:p text:style-name="P13">set status = a<text:tab/><text:tab/> ----&gt;push state a, pos 1-----&gt;</text:p>
      <text:p text:style-name="P13"><text:tab/><text:tab/><text:tab/><text:tab/><text:tab/><text:tab/><text:tab/>|</text:p>
      <text:p text:style-name="P13"><text:tab/><text:tab/><text:tab/><text:tab/><text:tab/><text:tab/><text:tab/>display state a</text:p>
      <text:p text:style-name="P13"><text:tab/><text:tab/><text:tab/><text:tab/><text:tab/><text:tab/><text:tab/>|</text:p>
      <text:p text:style-name="P13"><text:span text:style-name="T6">process</text:span> status a<text:tab/>&lt;-----pull state a, pos 1 &lt;-----</text:p>
      <text:p text:style-name="P14"><text:tab/><text:tab/><text:tab/>|</text:p>
      <text:p text:style-name="P14">set status = <text:span text:style-name="T6">b</text:span><text:tab/><text:tab/> ----&gt;push state <text:span text:style-name="T6">b</text:span>, pos <text:span text:style-name="T6">2</text:span>-----&gt;</text:p>
      <text:p text:style-name="P14"><text:tab/><text:tab/><text:tab/><text:tab/><text:tab/><text:tab/><text:tab/>|</text:p>
      <text:p text:style-name="P14"><text:tab/><text:tab/><text:tab/><text:tab/><text:tab/><text:tab/><text:tab/>display state <text:span text:style-name="T6">b</text:span></text:p>
      <text:p text:style-name="P14"><text:tab/><text:tab/><text:tab/><text:tab/><text:tab/><text:tab/><text:tab/>|</text:p>
      <text:p text:style-name="P14"><text:span text:style-name="T6">process</text:span> status <text:span text:style-name="T6">b</text:span><text:tab/>&lt;-----pull state <text:span text:style-name="T6">b</text:span>, pos <text:span text:style-name="T6">2</text:span> &lt;-----</text:p>
      <text:p text:style-name="P14"><text:tab/><text:tab/><text:tab/>|<text:tab/><text:tab/><text:tab/><text:tab/><text:span text:style-name="T6">&lt;</text:span>--<text:span text:style-name="T6">Reset: pop 2, pull 1, re-switch</text:span></text:p>
      <text:p text:style-name="P14">set status = <text:span text:style-name="T6">c</text:span><text:tab/><text:tab/> ----&gt;push state <text:span text:style-name="T6">c</text:span>, pos <text:span text:style-name="T6">3</text:span>-----&gt;</text:p>
      <text:p text:style-name="P14"><text:tab/><text:tab/><text:tab/><text:tab/><text:tab/><text:tab/><text:tab/>|</text:p>
      <text:p text:style-name="P14"><text:tab/><text:tab/><text:tab/><text:tab/><text:tab/><text:tab/><text:tab/>display state <text:span text:style-name="T6">c</text:span></text:p>
      <text:p text:style-name="P14"><text:tab/><text:tab/><text:tab/><text:tab/><text:tab/><text:tab/><text:tab/>|</text:p>
      <text:p text:style-name="P17">process status c<text:tab/>&lt;-----pull state c, pos 3 &lt;-----</text:p>
      <text:p text:style-name="P15"><text:tab/><text:tab/><text:tab/><text:span text:style-name="T6">|<text:tab/><text:tab/><text:tab/><text:tab/>&lt;--GoBack: pop3, pop2, pull 1, re-switch</text:span></text:p>
      <text:p text:style-name="P14">set status = <text:span text:style-name="T6">d</text:span><text:tab/><text:tab/> ----&gt;push state <text:span text:style-name="T6">d</text:span>, pos <text:span text:style-name="T6">4</text:span>-----&gt;</text:p>
      <text:p text:style-name="P14"/>
      <text:p text:style-name="Standard"/>
      <text:p text:style-name="Standard"/>
      <text:p text:style-name="Standard"/>
      <text:p text:style-name="Standard"/>
      <text:p text:style-name="Standard"/>
      <text:p text:style-name="Standard"/>
      <text:p text:style-name="Standard"/>
      <text:p text:style-name="P9"/>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12:23:01.489105986</meta:creation-date>
    <dc:date>2016-01-28T08:50:53.668244750</dc:date>
    <meta:editing-duration>PT16H43M11S</meta:editing-duration>
    <meta:editing-cycles>38</meta:editing-cycles>
    <meta:generator>LibreOffice/5.0.2.2$Linux_X86_64 LibreOffice_project/00m0$Build-2</meta:generator>
    <meta:document-statistic meta:table-count="0" meta:image-count="0" meta:object-count="0" meta:page-count="4" meta:paragraph-count="73" meta:word-count="924" meta:character-count="5545" meta:non-whitespace-character-count="4584"/>
  </office:meta>
</office:document-meta>
</file>